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맑은 고딕" svg:font-family="맑은 고딕" style:font-family-generic="modern" style:font-pitch="variable" svg:panose-1="2 11 5 3 2 0 0 2 0 4"/>
    <style:font-face style:name="바탕" svg:font-family="바탕" style:font-family-generic="roman" style:font-pitch="variable" svg:panose-1="2 3 6 0 0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굴림" svg:font-family="굴림" style:font-family-generic="modern" style:font-pitch="variable" svg:panose-1="2 11 6 0 0 1 1 1 1 1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system" style:font-pitch="variable" svg:panose-1="0 0 4 0 0 0 0 0 0 0"/>
  </office:font-face-decls>
  <office:automatic-styles>
    <style:style style:name="TableColumn2" style:family="table-column">
      <style:table-column-properties style:column-width="6.2486in" style:use-optimal-column-width="false"/>
    </style:style>
    <style:style style:name="Table1" style:family="table" style:master-page-name="MP0">
      <style:table-properties style:width="6.2486in" fo:margin-left="-0.0625in" table:align="left"/>
    </style:style>
    <style:style style:name="TableRow3" style:family="table-row">
      <style:table-row-properties style:min-row-height="8.5298in" style:use-optimal-row-height="false"/>
    </style:style>
    <style:style style:name="TableCell4" style:family="table-cell">
      <style:table-cell-properties fo:border="0.0312in solid #00000A" style:writing-mode="lr-tb" fo:padding-top="0in" fo:padding-left="0.075in" fo:padding-bottom="0in" fo:padding-right="0.075in"/>
    </style:style>
    <style:style style:name="P5" style:parent-style-name="제목1" style:family="paragraph">
      <style:paragraph-properties fo:break-before="page"/>
    </style:style>
    <style:style style:name="TableColumn8" style:family="table-column">
      <style:table-column-properties style:column-width="0.8131in" style:use-optimal-column-width="false"/>
    </style:style>
    <style:style style:name="TableColumn9" style:family="table-column">
      <style:table-column-properties style:column-width="0.8131in" style:use-optimal-column-width="false"/>
    </style:style>
    <style:style style:name="TableColumn10" style:family="table-column">
      <style:table-column-properties style:column-width="0.8131in" style:use-optimal-column-width="false"/>
    </style:style>
    <style:style style:name="TableColumn11" style:family="table-column">
      <style:table-column-properties style:column-width="2.3708in" style:use-optimal-column-width="false"/>
    </style:style>
    <style:style style:name="TableColumn12" style:family="table-column">
      <style:table-column-properties style:column-width="0.5555in" style:use-optimal-column-width="false"/>
    </style:style>
    <style:style style:name="TableColumn13" style:family="table-column">
      <style:table-column-properties style:column-width="0.5555in" style:use-optimal-column-width="false"/>
    </style:style>
    <style:style style:name="Table7" style:family="table">
      <style:table-properties style:width="5.9215in" fo:margin-left="0.1388in" table:align="left"/>
    </style:style>
    <style:style style:name="TableRow14" style:family="table-row">
      <style:table-row-properties style:min-row-height="0.2694in" style:use-optimal-row-height="false"/>
    </style:style>
    <style:style style:name="TableCell15" style:family="table-cell">
      <style:table-cell-properties fo:border-top="0.0069in solid #00000A" fo:border-left="0.0069in solid #00000A" fo:border-bottom="0.0069in solid #00000A" fo:border-right="none" fo:background-color="#E7E6E6" style:writing-mode="lr-tb" fo:padding-top="0in" fo:padding-left="0.0687in" fo:padding-bottom="0in" fo:padding-right="0.0687in"/>
    </style:style>
    <style:style style:name="P16" style:parent-style-name="Standard" style:family="paragraph">
      <style:paragraph-properties fo:widows="2" fo:orphans="2" fo:text-align="center"/>
      <style:text-properties style:font-name-asian="맑은 고딕" style:font-name-complex="굴림" fo:font-weight="bold" style:font-weight-asian="bold" style:font-weight-complex="bold" fo:color="#000000"/>
    </style:style>
    <style:style style:name="TableCell17" style:family="table-cell">
      <style:table-cell-properties fo:border="0.0069in solid #00000A" fo:background-color="#E7E6E6" style:writing-mode="lr-tb" fo:padding-top="0in" fo:padding-left="0.0687in" fo:padding-bottom="0in" fo:padding-right="0.0687in"/>
    </style:style>
    <style:style style:name="P18" style:parent-style-name="Standard" style:family="paragraph">
      <style:paragraph-properties fo:widows="2" fo:orphans="2" fo:text-align="center"/>
      <style:text-properties style:font-name-asian="맑은 고딕" style:font-name-complex="굴림" fo:font-weight="bold" style:font-weight-asian="bold" style:font-weight-complex="bold" fo:color="#000000"/>
    </style:style>
    <style:style style:name="TableCell19" style:family="table-cell">
      <style:table-cell-properties fo:border="0.0069in solid #00000A" fo:background-color="#E7E6E6" style:writing-mode="lr-tb" style:vertical-align="middle" fo:padding-top="0in" fo:padding-left="0.0687in" fo:padding-bottom="0in" fo:padding-right="0.0687in"/>
    </style:style>
    <style:style style:name="P20" style:parent-style-name="Standard" style:family="paragraph">
      <style:paragraph-properties fo:widows="2" fo:orphans="2" fo:text-align="center"/>
      <style:text-properties style:font-name-asian="맑은 고딕" style:font-name-complex="굴림" fo:font-weight="bold" style:font-weight-asian="bold" style:font-weight-complex="bold" fo:color="#000000"/>
    </style:style>
    <style:style style:name="TableCell21" style:family="table-cell">
      <style:table-cell-properties fo:border-top="0.0069in solid #00000A" fo:border-left="none" fo:border-bottom="0.0069in solid #00000A" fo:border-right="0.0069in solid #00000A" fo:background-color="#E7E6E6" style:writing-mode="lr-tb" style:vertical-align="middle" fo:padding-top="0in" fo:padding-left="0.0687in" fo:padding-bottom="0in" fo:padding-right="0.0687in"/>
    </style:style>
    <style:style style:name="P22" style:parent-style-name="Standard" style:family="paragraph">
      <style:paragraph-properties fo:widows="2" fo:orphans="2" fo:text-align="center"/>
      <style:text-properties style:font-name-asian="맑은 고딕" style:font-name-complex="굴림" fo:font-weight="bold" style:font-weight-asian="bold" style:font-weight-complex="bold" fo:color="#000000"/>
    </style:style>
    <style:style style:name="TableCell23" style:family="table-cell">
      <style:table-cell-properties fo:border-top="0.0069in solid #00000A" fo:border-left="none" fo:border-bottom="0.0069in solid #00000A" fo:border-right="0.0069in solid #00000A" fo:background-color="#E7E6E6" style:writing-mode="lr-tb" style:vertical-align="middle" fo:padding-top="0in" fo:padding-left="0.0687in" fo:padding-bottom="0in" fo:padding-right="0.0687in"/>
    </style:style>
    <style:style style:name="P24" style:parent-style-name="Standard" style:family="paragraph">
      <style:paragraph-properties fo:widows="2" fo:orphans="2" fo:text-align="center"/>
      <style:text-properties style:font-name-asian="맑은 고딕" style:font-name-complex="굴림" fo:font-weight="bold" style:font-weight-asian="bold" style:font-weight-complex="bold" fo:color="#000000"/>
    </style:style>
    <style:style style:name="TableCell25" style:family="table-cell">
      <style:table-cell-properties fo:border-top="0.0069in solid #00000A" fo:border-left="none" fo:border-bottom="0.0069in solid #00000A" fo:border-right="0.0069in solid #00000A" fo:background-color="#E7E6E6" style:writing-mode="lr-tb" style:vertical-align="middle" fo:padding-top="0in" fo:padding-left="0.0687in" fo:padding-bottom="0in" fo:padding-right="0.0687in"/>
    </style:style>
    <style:style style:name="P26" style:parent-style-name="Standard" style:family="paragraph">
      <style:paragraph-properties fo:widows="2" fo:orphans="2" fo:text-align="center"/>
      <style:text-properties style:font-name-asian="맑은 고딕" style:font-name-complex="굴림" fo:font-weight="bold" style:font-weight-asian="bold" style:font-weight-complex="bold" fo:color="#000000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69in solid #00000A" fo:border-bottom="none" fo:border-right="none" style:writing-mode="lr-tb" style:vertical-align="middle" fo:padding-top="0in" fo:padding-left="0.0687in" fo:padding-bottom="0in" fo:padding-right="0.0687in"/>
    </style:style>
    <style:style style:name="P29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P30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P31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P32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33" style:family="table-cell">
      <style:table-cell-properties fo:border-top="none" fo:border-left="0.0069in solid #00000A" fo:border-bottom="none" fo:border-right="0.0069in solid #00000A" style:writing-mode="lr-tb" style:vertical-align="middle" fo:padding-top="0in" fo:padding-left="0.0687in" fo:padding-bottom="0in" fo:padding-right="0.0687in"/>
    </style:style>
    <style:style style:name="P34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P35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P36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P37" style:parent-style-name="Standard" style:family="paragraph">
      <style:paragraph-properties fo:widows="2" fo:orphans="2" fo:text-align="center"/>
    </style:style>
    <style:style style:name="T38" style:parent-style-name="기본단락글꼴" style:family="text">
      <style:text-properties style:font-name-asian="맑은 고딕" style:font-name-complex="굴림" fo:color="#000000"/>
    </style:style>
    <style:style style:name="TableCell39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40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41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42" style:parent-style-name="Standard" style:family="paragraph">
      <style:paragraph-properties fo:widows="2" fo:orphans="2" fo:text-align="start"/>
      <style:text-properties style:font-name-asian="맑은 고딕" style:font-name-complex="굴림" fo:color="#000000"/>
    </style:style>
    <style:style style:name="TableCell43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44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45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46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Row47" style:family="table-row">
      <style:table-row-properties style:use-optimal-row-height="false"/>
    </style:style>
    <style:style style:name="P48" style:parent-style-name="표준" style:family="paragraph">
      <style:paragraph-properties style:line-break="strict" style:text-autospace="ideograph-alpha"/>
    </style:style>
    <style:style style:name="P49" style:parent-style-name="표준" style:family="paragraph">
      <style:paragraph-properties style:line-break="strict" style:text-autospace="ideograph-alpha"/>
    </style:style>
    <style:style style:name="P50" style:parent-style-name="표준" style:family="paragraph">
      <style:paragraph-properties style:line-break="strict" style:text-autospace="ideograph-alpha"/>
    </style:style>
    <style:style style:name="TableCell51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52" style:parent-style-name="Standard" style:family="paragraph">
      <style:paragraph-properties fo:widows="2" fo:orphans="2" fo:text-align="start"/>
    </style:style>
    <style:style style:name="T53" style:parent-style-name="기본단락글꼴" style:family="text">
      <style:text-properties style:font-name-asian="맑은 고딕" style:font-name-complex="굴림" fo:color="#000000"/>
    </style:style>
    <style:style style:name="TableCell54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55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56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57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Row58" style:family="table-row">
      <style:table-row-properties style:use-optimal-row-height="false"/>
    </style:style>
    <style:style style:name="P59" style:parent-style-name="표준" style:family="paragraph">
      <style:paragraph-properties style:line-break="strict" style:text-autospace="ideograph-alpha"/>
    </style:style>
    <style:style style:name="P60" style:parent-style-name="표준" style:family="paragraph">
      <style:paragraph-properties style:line-break="strict" style:text-autospace="ideograph-alpha"/>
    </style:style>
    <style:style style:name="P61" style:parent-style-name="표준" style:family="paragraph">
      <style:paragraph-properties style:line-break="strict" style:text-autospace="ideograph-alpha"/>
    </style:style>
    <style:style style:name="TableCell62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63" style:parent-style-name="Standard" style:family="paragraph">
      <style:paragraph-properties fo:widows="2" fo:orphans="2" fo:text-align="start"/>
    </style:style>
    <style:style style:name="TableCell64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65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66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67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Row68" style:family="table-row">
      <style:table-row-properties style:use-optimal-row-height="false"/>
    </style:style>
    <style:style style:name="P69" style:parent-style-name="표준" style:family="paragraph">
      <style:paragraph-properties style:line-break="strict" style:text-autospace="ideograph-alpha"/>
    </style:style>
    <style:style style:name="P70" style:parent-style-name="표준" style:family="paragraph">
      <style:paragraph-properties style:line-break="strict" style:text-autospace="ideograph-alpha"/>
    </style:style>
    <style:style style:name="P71" style:parent-style-name="표준" style:family="paragraph">
      <style:paragraph-properties style:line-break="strict" style:text-autospace="ideograph-alpha"/>
    </style:style>
    <style:style style:name="TableCell72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73" style:parent-style-name="Standard" style:family="paragraph">
      <style:paragraph-properties fo:widows="2" fo:orphans="2" fo:text-align="start"/>
    </style:style>
    <style:style style:name="TableCell74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75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76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77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Row78" style:family="table-row">
      <style:table-row-properties style:use-optimal-row-height="false"/>
    </style:style>
    <style:style style:name="P79" style:parent-style-name="표준" style:family="paragraph">
      <style:paragraph-properties style:line-break="strict" style:text-autospace="ideograph-alpha"/>
    </style:style>
    <style:style style:name="P80" style:parent-style-name="표준" style:family="paragraph">
      <style:paragraph-properties style:line-break="strict" style:text-autospace="ideograph-alpha"/>
    </style:style>
    <style:style style:name="P81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82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83" style:parent-style-name="Standard" style:family="paragraph">
      <style:paragraph-properties fo:widows="2" fo:orphans="2" fo:text-align="start"/>
      <style:text-properties style:font-name-asian="맑은 고딕" style:font-name-complex="굴림" fo:color="#000000"/>
    </style:style>
    <style:style style:name="TableCell84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85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86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87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Row88" style:family="table-row">
      <style:table-row-properties style:use-optimal-row-height="false"/>
    </style:style>
    <style:style style:name="P89" style:parent-style-name="표준" style:family="paragraph">
      <style:paragraph-properties style:line-break="strict" style:text-autospace="ideograph-alpha"/>
    </style:style>
    <style:style style:name="P90" style:parent-style-name="표준" style:family="paragraph">
      <style:paragraph-properties style:line-break="strict" style:text-autospace="ideograph-alpha"/>
    </style:style>
    <style:style style:name="P91" style:parent-style-name="표준" style:family="paragraph">
      <style:paragraph-properties style:line-break="strict" style:text-autospace="ideograph-alpha"/>
    </style:style>
    <style:style style:name="TableCell92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93" style:parent-style-name="Standard" style:family="paragraph">
      <style:paragraph-properties fo:widows="2" fo:orphans="2" fo:text-align="start"/>
      <style:text-properties style:font-name-asian="맑은 고딕" style:font-name-complex="굴림" fo:color="#000000"/>
    </style:style>
    <style:style style:name="TableCell94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95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96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97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Row98" style:family="table-row">
      <style:table-row-properties style:use-optimal-row-height="false"/>
    </style:style>
    <style:style style:name="P99" style:parent-style-name="표준" style:family="paragraph">
      <style:paragraph-properties style:line-break="strict" style:text-autospace="ideograph-alpha"/>
    </style:style>
    <style:style style:name="P100" style:parent-style-name="표준" style:family="paragraph">
      <style:paragraph-properties style:line-break="strict" style:text-autospace="ideograph-alpha"/>
    </style:style>
    <style:style style:name="P101" style:parent-style-name="표준" style:family="paragraph">
      <style:paragraph-properties style:line-break="strict" style:text-autospace="ideograph-alpha"/>
    </style:style>
    <style:style style:name="TableCell102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103" style:parent-style-name="Standard" style:family="paragraph">
      <style:paragraph-properties fo:widows="2" fo:orphans="2" fo:text-align="start"/>
      <style:text-properties style:font-name-asian="맑은 고딕" style:font-name-complex="굴림" fo:color="#000000"/>
    </style:style>
    <style:style style:name="TableCell104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105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106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107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Row108" style:family="table-row">
      <style:table-row-properties style:use-optimal-row-height="false"/>
    </style:style>
    <style:style style:name="P109" style:parent-style-name="표준" style:family="paragraph">
      <style:paragraph-properties style:line-break="strict" style:text-autospace="ideograph-alpha"/>
    </style:style>
    <style:style style:name="P110" style:parent-style-name="표준" style:family="paragraph">
      <style:paragraph-properties style:line-break="strict" style:text-autospace="ideograph-alpha"/>
    </style:style>
    <style:style style:name="P111" style:parent-style-name="표준" style:family="paragraph">
      <style:paragraph-properties style:line-break="strict" style:text-autospace="ideograph-alpha"/>
    </style:style>
    <style:style style:name="TableCell112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113" style:parent-style-name="Standard" style:family="paragraph">
      <style:paragraph-properties fo:widows="2" fo:orphans="2" fo:text-align="start"/>
      <style:text-properties style:font-name-asian="맑은 고딕" style:font-name-complex="굴림" fo:color="#000000"/>
    </style:style>
    <style:style style:name="P114" style:parent-style-name="Standard" style:family="paragraph">
      <style:paragraph-properties fo:widows="2" fo:orphans="2" fo:text-align="start"/>
      <style:text-properties style:font-name-asian="맑은 고딕" style:font-name-complex="굴림" fo:color="#000000"/>
    </style:style>
    <style:style style:name="TableCell115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116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117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118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Row119" style:family="table-row">
      <style:table-row-properties style:use-optimal-row-height="false"/>
    </style:style>
    <style:style style:name="P120" style:parent-style-name="표준" style:family="paragraph">
      <style:paragraph-properties style:line-break="strict" style:text-autospace="ideograph-alpha"/>
    </style:style>
    <style:style style:name="P121" style:parent-style-name="표준" style:family="paragraph">
      <style:paragraph-properties style:line-break="strict" style:text-autospace="ideograph-alpha"/>
    </style:style>
    <style:style style:name="P122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123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124" style:parent-style-name="Standard" style:family="paragraph">
      <style:paragraph-properties fo:widows="2" fo:orphans="2" fo:text-align="start"/>
      <style:text-properties style:font-name-asian="맑은 고딕" style:font-name-complex="굴림" fo:color="#000000"/>
    </style:style>
    <style:style style:name="TableCell125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126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127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128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687in" fo:padding-bottom="0in" fo:padding-right="0.0687in"/>
    </style:style>
    <style:style style:name="P131" style:parent-style-name="Standard" style:family="paragraph">
      <style:paragraph-properties fo:widows="2" fo:orphans="2"/>
      <style:text-properties style:font-name-asian="맑은 고딕" style:font-name-complex="굴림" fo:color="#000000"/>
    </style:style>
    <style:style style:name="TableCell13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687in" fo:padding-bottom="0in" fo:padding-right="0.0687in"/>
    </style:style>
    <style:style style:name="P133" style:parent-style-name="Standard" style:family="paragraph">
      <style:paragraph-properties fo:widows="2" fo:orphans="2"/>
      <style:text-properties style:font-name-asian="맑은 고딕" style:font-name-complex="굴림" fo:color="#000000"/>
    </style:style>
    <style:style style:name="P134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135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136" style:parent-style-name="Standard" style:family="paragraph">
      <style:paragraph-properties fo:widows="2" fo:orphans="2" fo:text-align="start"/>
      <style:text-properties style:font-name-asian="맑은 고딕" style:font-name-complex="굴림" fo:color="#000000"/>
    </style:style>
    <style:style style:name="TableCell137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138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139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140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Row141" style:family="table-row">
      <style:table-row-properties style:use-optimal-row-height="false"/>
    </style:style>
    <style:style style:name="P142" style:parent-style-name="표준" style:family="paragraph">
      <style:paragraph-properties style:line-break="strict" style:text-autospace="ideograph-alpha"/>
    </style:style>
    <style:style style:name="P143" style:parent-style-name="표준" style:family="paragraph">
      <style:paragraph-properties style:line-break="strict" style:text-autospace="ideograph-alpha"/>
    </style:style>
    <style:style style:name="P144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145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146" style:parent-style-name="Standard" style:family="paragraph">
      <style:paragraph-properties fo:widows="2" fo:orphans="2" fo:text-align="start"/>
      <style:text-properties style:font-name-asian="맑은 고딕" style:font-name-complex="굴림" fo:color="#000000"/>
    </style:style>
    <style:style style:name="TableCell147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148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149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150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Row151" style:family="table-row">
      <style:table-row-properties style:use-optimal-row-height="false"/>
    </style:style>
    <style:style style:name="P152" style:parent-style-name="표준" style:family="paragraph">
      <style:paragraph-properties style:line-break="strict" style:text-autospace="ideograph-alpha"/>
    </style:style>
    <style:style style:name="P153" style:parent-style-name="표준" style:family="paragraph">
      <style:paragraph-properties style:line-break="strict" style:text-autospace="ideograph-alpha"/>
    </style:style>
    <style:style style:name="P154" style:parent-style-name="표준" style:family="paragraph">
      <style:paragraph-properties style:line-break="strict" style:text-autospace="ideograph-alpha"/>
    </style:style>
    <style:style style:name="TableCell155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156" style:parent-style-name="Standard" style:family="paragraph">
      <style:paragraph-properties fo:widows="2" fo:orphans="2" fo:text-align="start"/>
      <style:text-properties style:font-name-asian="맑은 고딕" style:font-name-complex="굴림" fo:color="#000000"/>
    </style:style>
    <style:style style:name="TableCell157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158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159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160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Row161" style:family="table-row">
      <style:table-row-properties style:use-optimal-row-height="false"/>
    </style:style>
    <style:style style:name="P162" style:parent-style-name="표준" style:family="paragraph">
      <style:paragraph-properties style:line-break="strict" style:text-autospace="ideograph-alpha"/>
    </style:style>
    <style:style style:name="P163" style:parent-style-name="표준" style:family="paragraph">
      <style:paragraph-properties style:line-break="strict" style:text-autospace="ideograph-alpha"/>
    </style:style>
    <style:style style:name="P164" style:parent-style-name="표준" style:family="paragraph">
      <style:paragraph-properties style:line-break="strict" style:text-autospace="ideograph-alpha"/>
    </style:style>
    <style:style style:name="TableCell165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166" style:parent-style-name="Standard" style:family="paragraph">
      <style:paragraph-properties fo:widows="2" fo:orphans="2" fo:text-align="start"/>
      <style:text-properties style:font-name-asian="맑은 고딕" style:font-name-complex="굴림" fo:color="#000000"/>
    </style:style>
    <style:style style:name="TableCell167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168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169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170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687in" fo:padding-bottom="0in" fo:padding-right="0.0687in"/>
    </style:style>
    <style:style style:name="P173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17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687in" fo:padding-bottom="0in" fo:padding-right="0.0687in"/>
    </style:style>
    <style:style style:name="P175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176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177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178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179" style:parent-style-name="Standard" style:family="paragraph">
      <style:paragraph-properties fo:widows="2" fo:orphans="2" fo:text-align="start"/>
      <style:text-properties style:font-name-asian="맑은 고딕" style:font-name-complex="굴림" fo:color="#000000"/>
    </style:style>
    <style:style style:name="TableCell180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181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182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183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Row184" style:family="table-row">
      <style:table-row-properties style:use-optimal-row-height="false"/>
    </style:style>
    <style:style style:name="P185" style:parent-style-name="표준" style:family="paragraph">
      <style:paragraph-properties style:line-break="strict" style:text-autospace="ideograph-alpha"/>
    </style:style>
    <style:style style:name="P186" style:parent-style-name="표준" style:family="paragraph">
      <style:paragraph-properties style:line-break="strict" style:text-autospace="ideograph-alpha"/>
    </style:style>
    <style:style style:name="TableCell187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188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189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190" style:parent-style-name="Standard" style:family="paragraph">
      <style:paragraph-properties fo:widows="2" fo:orphans="2" fo:text-align="start"/>
      <style:text-properties style:font-name-asian="맑은 고딕" style:font-name-complex="굴림" fo:color="#000000"/>
    </style:style>
    <style:style style:name="TableCell191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192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193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194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Row195" style:family="table-row">
      <style:table-row-properties style:use-optimal-row-height="false"/>
    </style:style>
    <style:style style:name="P196" style:parent-style-name="표준" style:family="paragraph">
      <style:paragraph-properties style:line-break="strict" style:text-autospace="ideograph-alpha"/>
    </style:style>
    <style:style style:name="P197" style:parent-style-name="표준" style:family="paragraph">
      <style:paragraph-properties style:line-break="strict" style:text-autospace="ideograph-alpha"/>
    </style:style>
    <style:style style:name="P198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199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200" style:parent-style-name="Standard" style:family="paragraph">
      <style:paragraph-properties fo:widows="2" fo:orphans="2" fo:text-align="start"/>
      <style:text-properties style:font-name-asian="맑은 고딕" style:font-name-complex="굴림" fo:color="#000000"/>
    </style:style>
    <style:style style:name="TableCell201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202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203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204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Row205" style:family="table-row">
      <style:table-row-properties style:use-optimal-row-height="false"/>
    </style:style>
    <style:style style:name="P206" style:parent-style-name="표준" style:family="paragraph">
      <style:paragraph-properties style:line-break="strict" style:text-autospace="ideograph-alpha"/>
    </style:style>
    <style:style style:name="P207" style:parent-style-name="표준" style:family="paragraph">
      <style:paragraph-properties style:line-break="strict" style:text-autospace="ideograph-alpha"/>
    </style:style>
    <style:style style:name="P208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209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210" style:parent-style-name="Standard" style:family="paragraph">
      <style:paragraph-properties fo:widows="2" fo:orphans="2" fo:text-align="start"/>
      <style:text-properties style:font-name-asian="맑은 고딕" style:font-name-complex="굴림" fo:color="#000000"/>
    </style:style>
    <style:style style:name="TableCell211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212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213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214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Row215" style:family="table-row">
      <style:table-row-properties style:use-optimal-row-height="false"/>
    </style:style>
    <style:style style:name="P216" style:parent-style-name="표준" style:family="paragraph">
      <style:paragraph-properties style:line-break="strict" style:text-autospace="ideograph-alpha"/>
    </style:style>
    <style:style style:name="P217" style:parent-style-name="표준" style:family="paragraph">
      <style:paragraph-properties style:line-break="strict" style:text-autospace="ideograph-alpha"/>
    </style:style>
    <style:style style:name="P218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219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220" style:parent-style-name="Standard" style:family="paragraph">
      <style:paragraph-properties fo:widows="2" fo:orphans="2" fo:text-align="start"/>
      <style:text-properties style:font-name-asian="맑은 고딕" style:font-name-complex="굴림" fo:color="#000000"/>
    </style:style>
    <style:style style:name="TableCell221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222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223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224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Row225" style:family="table-row">
      <style:table-row-properties style:use-optimal-row-height="false"/>
    </style:style>
    <style:style style:name="P226" style:parent-style-name="표준" style:family="paragraph">
      <style:paragraph-properties style:line-break="strict" style:text-autospace="ideograph-alpha"/>
    </style:style>
    <style:style style:name="P227" style:parent-style-name="표준" style:family="paragraph">
      <style:paragraph-properties style:line-break="strict" style:text-autospace="ideograph-alpha"/>
    </style:style>
    <style:style style:name="P228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229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230" style:parent-style-name="Standard" style:family="paragraph">
      <style:paragraph-properties fo:widows="2" fo:orphans="2" fo:text-align="start"/>
      <style:text-properties style:font-name-asian="맑은 고딕" style:font-name-complex="굴림" fo:color="#000000"/>
    </style:style>
    <style:style style:name="P231" style:parent-style-name="Standard" style:family="paragraph">
      <style:paragraph-properties fo:widows="2" fo:orphans="2" fo:text-align="start"/>
      <style:text-properties style:font-name-asian="맑은 고딕" style:font-name-complex="굴림" fo:color="#000000"/>
    </style:style>
    <style:style style:name="TableCell232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233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234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235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Row236" style:family="table-row">
      <style:table-row-properties style:use-optimal-row-height="false"/>
    </style:style>
    <style:style style:name="P237" style:parent-style-name="표준" style:family="paragraph">
      <style:paragraph-properties style:line-break="strict" style:text-autospace="ideograph-alpha"/>
    </style:style>
    <style:style style:name="P238" style:parent-style-name="표준" style:family="paragraph">
      <style:paragraph-properties style:line-break="strict" style:text-autospace="ideograph-alpha"/>
    </style:style>
    <style:style style:name="P239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240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241" style:parent-style-name="Standard" style:family="paragraph">
      <style:paragraph-properties fo:widows="2" fo:orphans="2" fo:text-align="start"/>
      <style:text-properties style:font-name-asian="맑은 고딕" style:font-name-complex="굴림" fo:color="#000000"/>
    </style:style>
    <style:style style:name="P242" style:parent-style-name="Standard" style:family="paragraph">
      <style:paragraph-properties fo:widows="2" fo:orphans="2" fo:text-align="start"/>
      <style:text-properties style:font-name-asian="맑은 고딕" style:font-name-complex="굴림" fo:color="#000000"/>
    </style:style>
    <style:style style:name="TableCell243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244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245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246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Row247" style:family="table-row">
      <style:table-row-properties style:min-row-height="0.402in" style:use-optimal-row-height="false"/>
    </style:style>
    <style:style style:name="TableCell248" style:family="table-cell">
      <style:table-cell-properties fo:border-top="none" fo:border-left="0.0069in solid #00000A" fo:border-bottom="0.0069in solid #000001" fo:border-right="none" style:writing-mode="lr-tb" style:vertical-align="middle" fo:padding-top="0in" fo:padding-left="0.0687in" fo:padding-bottom="0in" fo:padding-right="0.0687in"/>
    </style:style>
    <style:style style:name="P249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250" style:family="table-cell">
      <style:table-cell-properties fo:border-top="none" fo:border-left="0.0069in solid #00000A" fo:border-bottom="0.0069in solid #000001" fo:border-right="0.0069in solid #00000A" style:writing-mode="lr-tb" style:vertical-align="middle" fo:padding-top="0in" fo:padding-left="0.0687in" fo:padding-bottom="0in" fo:padding-right="0.0687in"/>
    </style:style>
    <style:style style:name="P251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252" style:family="table-cell">
      <style:table-cell-properties fo:border-top="none" fo:border-left="0.0069in solid #00000A" fo:border-bottom="0.0069in solid #000001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253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254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255" style:parent-style-name="Standard" style:family="paragraph">
      <style:paragraph-properties fo:widows="2" fo:orphans="2" fo:text-align="start"/>
      <style:text-properties style:font-name-asian="맑은 고딕" style:font-name-complex="굴림" fo:color="#000000"/>
    </style:style>
    <style:style style:name="TableCell256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257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258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259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Row260" style:family="table-row">
      <style:table-row-properties style:use-optimal-row-height="false"/>
    </style:style>
    <style:style style:name="P261" style:parent-style-name="표준" style:family="paragraph">
      <style:paragraph-properties style:line-break="strict" style:text-autospace="ideograph-alpha"/>
    </style:style>
    <style:style style:name="P262" style:parent-style-name="표준" style:family="paragraph">
      <style:paragraph-properties style:line-break="strict" style:text-autospace="ideograph-alpha"/>
    </style:style>
    <style:style style:name="TableCell263" style:family="table-cell">
      <style:table-cell-properties fo:border-top="none" fo:border-left="0.0069in solid #00000A" fo:border-bottom="0.0069in solid #000001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264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265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266" style:parent-style-name="Standard" style:family="paragraph">
      <style:paragraph-properties fo:widows="2" fo:orphans="2" fo:text-align="start"/>
      <style:text-properties style:font-name-asian="맑은 고딕" style:font-name-complex="굴림" fo:color="#000000"/>
    </style:style>
    <style:style style:name="TableCell267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268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269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270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Row271" style:family="table-row">
      <style:table-row-properties style:use-optimal-row-height="false"/>
    </style:style>
    <style:style style:name="P272" style:parent-style-name="표준" style:family="paragraph">
      <style:paragraph-properties style:line-break="strict" style:text-autospace="ideograph-alpha"/>
    </style:style>
    <style:style style:name="P273" style:parent-style-name="표준" style:family="paragraph">
      <style:paragraph-properties style:line-break="strict" style:text-autospace="ideograph-alpha"/>
    </style:style>
    <style:style style:name="TableCell274" style:family="table-cell">
      <style:table-cell-properties fo:border-top="none" fo:border-left="0.0069in solid #00000A" fo:border-bottom="0.0069in solid #000001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275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276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277" style:parent-style-name="Standard" style:family="paragraph">
      <style:paragraph-properties fo:widows="2" fo:orphans="2" fo:text-align="start"/>
      <style:text-properties style:font-name-asian="맑은 고딕" style:font-name-complex="굴림" fo:color="#000000"/>
    </style:style>
    <style:style style:name="TableCell278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279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280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281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Row282" style:family="table-row">
      <style:table-row-properties style:use-optimal-row-height="false"/>
    </style:style>
    <style:style style:name="P283" style:parent-style-name="표준" style:family="paragraph">
      <style:paragraph-properties style:line-break="strict" style:text-autospace="ideograph-alpha"/>
    </style:style>
    <style:style style:name="P284" style:parent-style-name="표준" style:family="paragraph">
      <style:paragraph-properties style:line-break="strict" style:text-autospace="ideograph-alpha"/>
    </style:style>
    <style:style style:name="TableCell285" style:family="table-cell">
      <style:table-cell-properties fo:border-top="none" fo:border-left="0.0069in solid #00000A" fo:border-bottom="0.0069in solid #000001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286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287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288" style:parent-style-name="Standard" style:family="paragraph">
      <style:paragraph-properties fo:widows="2" fo:orphans="2" fo:text-align="start"/>
      <style:text-properties style:font-name-asian="맑은 고딕" style:font-name-complex="굴림" fo:color="#000000"/>
    </style:style>
    <style:style style:name="TableCell289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290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291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292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Row293" style:family="table-row">
      <style:table-row-properties style:use-optimal-row-height="false"/>
    </style:style>
    <style:style style:name="P294" style:parent-style-name="표준" style:family="paragraph">
      <style:paragraph-properties style:line-break="strict" style:text-autospace="ideograph-alpha"/>
    </style:style>
    <style:style style:name="P295" style:parent-style-name="표준" style:family="paragraph">
      <style:paragraph-properties style:line-break="strict" style:text-autospace="ideograph-alpha"/>
    </style:style>
    <style:style style:name="TableCell296" style:family="table-cell">
      <style:table-cell-properties fo:border-top="none" fo:border-left="0.0069in solid #00000A" fo:border-bottom="none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297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298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299" style:parent-style-name="Standard" style:family="paragraph">
      <style:paragraph-properties fo:widows="2" fo:orphans="2" fo:text-align="start"/>
      <style:text-properties style:font-name-asian="맑은 고딕" style:font-name-complex="굴림" fo:color="#000000"/>
    </style:style>
    <style:style style:name="TableCell300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301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302" style:family="table-cell">
      <style:table-cell-properties fo:border-top="none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303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Row304" style:family="table-row">
      <style:table-row-properties style:use-optimal-row-height="false"/>
    </style:style>
    <style:style style:name="P305" style:parent-style-name="표준" style:family="paragraph">
      <style:paragraph-properties style:line-break="strict" style:text-autospace="ideograph-alpha"/>
    </style:style>
    <style:style style:name="P306" style:parent-style-name="표준" style:family="paragraph">
      <style:paragraph-properties style:line-break="strict" style:text-autospace="ideograph-alpha"/>
    </style:style>
    <style:style style:name="P307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308" style:family="table-cell">
      <style:table-cell-properties fo:border-top="none" fo:border-left="none" fo:border-bottom="0.0069in solid #000000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309" style:parent-style-name="Standard" style:family="paragraph">
      <style:paragraph-properties fo:widows="2" fo:orphans="2" fo:text-align="start"/>
      <style:text-properties style:font-name-asian="맑은 고딕" style:font-name-complex="굴림" fo:color="#000000"/>
    </style:style>
    <style:style style:name="TableCell310" style:family="table-cell">
      <style:table-cell-properties fo:border-top="none" fo:border-left="none" fo:border-bottom="0.0069in solid #000000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311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312" style:family="table-cell">
      <style:table-cell-properties fo:border-top="none" fo:border-left="none" fo:border-bottom="0.0069in solid #000000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313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Row314" style:family="table-row">
      <style:table-row-properties style:use-optimal-row-height="false"/>
    </style:style>
    <style:style style:name="P315" style:parent-style-name="표준" style:family="paragraph">
      <style:paragraph-properties style:line-break="strict" style:text-autospace="ideograph-alpha"/>
    </style:style>
    <style:style style:name="P316" style:parent-style-name="표준" style:family="paragraph">
      <style:paragraph-properties style:line-break="strict" style:text-autospace="ideograph-alpha"/>
    </style:style>
    <style:style style:name="P317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318" style:family="table-cell">
      <style:table-cell-properties fo:border-top="0.0069in solid #000000" fo:border-left="0.0069in solid #00000A" fo:border-bottom="0.0069in solid #000000" fo:border-right="0.0069in solid #000000" fo:background-color="#FFFFFF" style:writing-mode="lr-tb" style:vertical-align="middle" fo:padding-top="0in" fo:padding-left="0.0687in" fo:padding-bottom="0in" fo:padding-right="0.0687in"/>
    </style:style>
    <style:style style:name="P319" style:parent-style-name="Standard" style:family="paragraph">
      <style:paragraph-properties fo:widows="2" fo:orphans="2" fo:text-align="start"/>
      <style:text-properties style:font-name-asian="맑은 고딕" style:font-name-complex="굴림" fo:color="#000000"/>
    </style:style>
    <style:style style:name="TableCell320" style:family="table-cell">
      <style:table-cell-properties fo:border="0.0069in solid #000000" fo:background-color="#FFFFFF" style:writing-mode="lr-tb" style:vertical-align="middle" fo:padding-top="0in" fo:padding-left="0.0687in" fo:padding-bottom="0in" fo:padding-right="0.0687in"/>
    </style:style>
    <style:style style:name="P321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322" style:family="table-cell">
      <style:table-cell-properties fo:border="0.0069in solid #000000" fo:background-color="#FFFFFF" style:writing-mode="lr-tb" style:vertical-align="middle" fo:padding-top="0in" fo:padding-left="0.0687in" fo:padding-bottom="0in" fo:padding-right="0.0687in"/>
    </style:style>
    <style:style style:name="P323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Row324" style:family="table-row">
      <style:table-row-properties style:use-optimal-row-height="false"/>
    </style:style>
    <style:style style:name="P325" style:parent-style-name="표준" style:family="paragraph">
      <style:paragraph-properties style:line-break="strict" style:text-autospace="ideograph-alpha"/>
    </style:style>
    <style:style style:name="P326" style:parent-style-name="표준" style:family="paragraph">
      <style:paragraph-properties style:line-break="strict" style:text-autospace="ideograph-alpha"/>
    </style:style>
    <style:style style:name="TableCell327" style:family="table-cell">
      <style:table-cell-properties fo:border-top="0.0069in solid #000000" fo:border-left="0.0069in solid #00000A" fo:border-bottom="0.0069in solid #000001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328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329" style:family="table-cell">
      <style:table-cell-properties fo:border-top="0.0069in solid #000000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330" style:parent-style-name="Standard" style:family="paragraph">
      <style:paragraph-properties fo:widows="2" fo:orphans="2" fo:text-align="start"/>
      <style:text-properties style:font-name-asian="맑은 고딕" style:font-name-complex="굴림" fo:color="#000000"/>
    </style:style>
    <style:style style:name="TableCell331" style:family="table-cell">
      <style:table-cell-properties fo:border-top="0.0069in solid #000000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332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333" style:family="table-cell">
      <style:table-cell-properties fo:border-top="0.0069in solid #000000" fo:border-left="none" fo:border-bottom="0.0069in solid #00000A" fo:border-right="0.0069in solid #00000A" fo:background-color="#FFFFFF" style:writing-mode="lr-tb" style:vertical-align="middle" fo:padding-top="0in" fo:padding-left="0.0687in" fo:padding-bottom="0in" fo:padding-right="0.0687in"/>
    </style:style>
    <style:style style:name="P334" style:parent-style-name="Standard" style:family="paragraph">
      <style:paragraph-properties fo:widows="2" fo:orphans="2" fo:text-align="center"/>
      <style:text-properties style:font-name-asian="맑은 고딕" style:font-name-complex="굴림" fo:color="#000000"/>
    </style:style>
    <style:style style:name="TableCell335" style:family="table-cell">
      <style:table-cell-properties fo:border="none" style:writing-mode="lr-tb" fo:padding-top="0in" fo:padding-left="0.0069in" fo:padding-bottom="0in" fo:padding-right="0.0069in"/>
    </style:style>
    <style:style style:name="P336" style:parent-style-name="표준" style:family="paragraph">
      <style:paragraph-properties style:line-break="strict" style:text-autospace="ideograph-alpha"/>
      <style:text-properties fo:hyphenate="true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h text:style-name="P5" text:outline-level="1"/>
            <table:table table:style-name="Table7">
              <table:table-columns>
                <table:table-column table:style-name="TableColumn8"/>
                <table:table-column table:style-name="TableColumn9"/>
                <table:table-column table:style-name="TableColumn10"/>
                <table:table-column table:style-name="TableColumn11"/>
                <table:table-column table:style-name="TableColumn12"/>
                <table:table-column table:style-name="TableColumn13"/>
              </table:table-columns>
              <table:table-row table:style-name="TableRow14">
                <table:table-cell table:style-name="TableCell15">
                  <text:p text:style-name="P16">FBS_ID</text:p>
                </table:table-cell>
                <table:table-cell table:style-name="TableCell17">
                  <text:p text:style-name="P18">목록</text:p>
                </table:table-cell>
                <table:table-cell table:style-name="TableCell19">
                  <text:p text:style-name="P20">중구분</text:p>
                </table:table-cell>
                <table:table-cell table:style-name="TableCell21">
                  <text:p text:style-name="P22">설명</text:p>
                </table:table-cell>
                <table:table-cell table:style-name="TableCell23">
                  <text:p text:style-name="P24">중요도</text:p>
                </table:table-cell>
                <table:table-cell table:style-name="TableCell25">
                  <text:p text:style-name="P26">난이도</text:p>
                </table:table-cell>
              </table:table-row>
              <table:table-row table:style-name="TableRow27">
                <table:table-cell table:style-name="TableCell28" table:number-rows-spanned="9">
                  <text:p text:style-name="P29"/>
                  <text:p text:style-name="P30"/>
                  <text:p text:style-name="P31"/>
                  <text:p text:style-name="P32">FBS_001</text:p>
                </table:table-cell>
                <table:table-cell table:style-name="TableCell33" table:number-rows-spanned="9">
                  <text:p text:style-name="P34"/>
                  <text:p text:style-name="P35"/>
                  <text:p text:style-name="P36"/>
                  <text:p text:style-name="P37"><text:span text:style-name="T38">회원</text:span></text:p>
                </table:table-cell>
                <table:table-cell table:style-name="TableCell39" table:number-rows-spanned="13">
                  <text:p text:style-name="P40">회원관리</text:p>
                </table:table-cell>
                <table:table-cell table:style-name="TableCell41">
                  <text:p text:style-name="P42"><text:bookmark-start text:name="Bookmark"/><text:bookmark-end text:name="Bookmark"/>회원가입 (유효성 검사)</text:p>
                </table:table-cell>
                <table:table-cell table:style-name="TableCell43">
                  <text:p text:style-name="P44">4.0</text:p>
                </table:table-cell>
                <table:table-cell table:style-name="TableCell45">
                  <text:p text:style-name="P46">3.0</text:p>
                </table:table-cell>
              </table:table-row>
              <table:table-row table:style-name="TableRow47">
                <table:covered-table-cell>
                  <text:p text:style-name="P48"/>
                </table:covered-table-cell>
                <table:covered-table-cell>
                  <text:p text:style-name="P49"/>
                </table:covered-table-cell>
                <table:covered-table-cell>
                  <text:p text:style-name="P50"/>
                </table:covered-table-cell>
                <table:table-cell table:style-name="TableCell51">
                  <text:p text:style-name="P52"><text:span text:style-name="T53">로그인 ( Spring Sequrity )</text:span></text:p>
                </table:table-cell>
                <table:table-cell table:style-name="TableCell54">
                  <text:p text:style-name="P55">4.0</text:p>
                </table:table-cell>
                <table:table-cell table:style-name="TableCell56">
                  <text:p text:style-name="P57">3.0</text:p>
                </table:table-cell>
              </table:table-row>
              <table:table-row table:style-name="TableRow58">
                <table:covered-table-cell>
                  <text:p text:style-name="P59"/>
                </table:covered-table-cell>
                <table:covered-table-cell>
                  <text:p text:style-name="P60"/>
                </table:covered-table-cell>
                <table:covered-table-cell>
                  <text:p text:style-name="P61"/>
                </table:covered-table-cell>
                <table:table-cell table:style-name="TableCell62">
                  <text:p text:style-name="P63">Naver로그인<text:s/>( Naver API )</text:p>
                </table:table-cell>
                <table:table-cell table:style-name="TableCell64">
                  <text:p text:style-name="P65">4.0</text:p>
                </table:table-cell>
                <table:table-cell table:style-name="TableCell66">
                  <text:p text:style-name="P67">3.5</text:p>
                </table:table-cell>
              </table:table-row>
              <table:table-row table:style-name="TableRow68">
                <table:covered-table-cell>
                  <text:p text:style-name="P69"/>
                </table:covered-table-cell>
                <table:covered-table-cell>
                  <text:p text:style-name="P70"/>
                </table:covered-table-cell>
                <table:covered-table-cell>
                  <text:p text:style-name="P71"/>
                </table:covered-table-cell>
                <table:table-cell table:style-name="TableCell72">
                  <text:p text:style-name="P73">KaKao<text:s/>로그인<text:s/>( Kakao API )</text:p>
                </table:table-cell>
                <table:table-cell table:style-name="TableCell74">
                  <text:p text:style-name="P75">4.0</text:p>
                </table:table-cell>
                <table:table-cell table:style-name="TableCell76">
                  <text:p text:style-name="P77">3.5</text:p>
                </table:table-cell>
              </table:table-row>
              <table:table-row table:style-name="TableRow78">
                <table:covered-table-cell>
                  <text:p text:style-name="P79"/>
                </table:covered-table-cell>
                <table:covered-table-cell>
                  <text:p text:style-name="P80"/>
                </table:covered-table-cell>
                <table:covered-table-cell>
                  <text:p text:style-name="P81"/>
                </table:covered-table-cell>
                <table:table-cell table:style-name="TableCell82">
                  <text:p text:style-name="P83">개인정보 수정 및 조회</text:p>
                </table:table-cell>
                <table:table-cell table:style-name="TableCell84">
                  <text:p text:style-name="P85">3.5</text:p>
                </table:table-cell>
                <table:table-cell table:style-name="TableCell86">
                  <text:p text:style-name="P87">1.8</text:p>
                </table:table-cell>
              </table:table-row>
              <table:table-row table:style-name="TableRow88">
                <table:covered-table-cell>
                  <text:p text:style-name="P89"/>
                </table:covered-table-cell>
                <table:covered-table-cell>
                  <text:p text:style-name="P90"/>
                </table:covered-table-cell>
                <table:covered-table-cell>
                  <text:p text:style-name="P91"/>
                </table:covered-table-cell>
                <table:table-cell table:style-name="TableCell92">
                  <text:p text:style-name="P93">회원 탈퇴</text:p>
                </table:table-cell>
                <table:table-cell table:style-name="TableCell94">
                  <text:p text:style-name="P95">3.5</text:p>
                </table:table-cell>
                <table:table-cell table:style-name="TableCell96">
                  <text:p text:style-name="P97">2.8</text:p>
                </table:table-cell>
              </table:table-row>
              <table:table-row table:style-name="TableRow98">
                <table:covered-table-cell>
                  <text:p text:style-name="P99"/>
                </table:covered-table-cell>
                <table:covered-table-cell>
                  <text:p text:style-name="P100"/>
                </table:covered-table-cell>
                <table:covered-table-cell>
                  <text:p text:style-name="P101"/>
                </table:covered-table-cell>
                <table:table-cell table:style-name="TableCell102">
                  <text:p text:style-name="P103">비밀번호 변경 권장</text:p>
                </table:table-cell>
                <table:table-cell table:style-name="TableCell104">
                  <text:p text:style-name="P105">3.6</text:p>
                </table:table-cell>
                <table:table-cell table:style-name="TableCell106">
                  <text:p text:style-name="P107">2.8</text:p>
                </table:table-cell>
              </table:table-row>
              <table:table-row table:style-name="TableRow108">
                <table:covered-table-cell>
                  <text:p text:style-name="P109"/>
                </table:covered-table-cell>
                <table:covered-table-cell>
                  <text:p text:style-name="P110"/>
                </table:covered-table-cell>
                <table:covered-table-cell>
                  <text:p text:style-name="P111"/>
                </table:covered-table-cell>
                <table:table-cell table:style-name="TableCell112">
                  <text:p text:style-name="P113">아이디<text:s/>및 비밀번호 찾기</text:p>
                  <text:p text:style-name="P114">(이메일 인증)<text:s/>–<text:s/>Spring Email</text:p>
                </table:table-cell>
                <table:table-cell table:style-name="TableCell115">
                  <text:p text:style-name="P116">4.7</text:p>
                </table:table-cell>
                <table:table-cell table:style-name="TableCell117">
                  <text:p text:style-name="P118">4.1</text:p>
                </table:table-cell>
              </table:table-row>
              <table:table-row table:style-name="TableRow119">
                <table:covered-table-cell>
                  <text:p text:style-name="P120"/>
                </table:covered-table-cell>
                <table:covered-table-cell>
                  <text:p text:style-name="P121"/>
                </table:covered-table-cell>
                <table:covered-table-cell>
                  <text:p text:style-name="P122"/>
                </table:covered-table-cell>
                <table:table-cell table:style-name="TableCell123">
                  <text:p text:style-name="P124">마이페이지 확인</text:p>
                </table:table-cell>
                <table:table-cell table:style-name="TableCell125">
                  <text:p text:style-name="P126">3.5</text:p>
                </table:table-cell>
                <table:table-cell table:style-name="TableCell127">
                  <text:p text:style-name="P128">2.0</text:p>
                </table:table-cell>
              </table:table-row>
              <table:table-row table:style-name="TableRow129">
                <table:table-cell table:style-name="TableCell130" table:number-rows-spanned="4">
                  <text:p text:style-name="P131"/>
                </table:table-cell>
                <table:table-cell table:style-name="TableCell132" table:number-rows-spanned="4">
                  <text:p text:style-name="P133"/>
                </table:table-cell>
                <table:covered-table-cell>
                  <text:p text:style-name="P134"/>
                </table:covered-table-cell>
                <table:table-cell table:style-name="TableCell135">
                  <text:p text:style-name="P136">회원 동향<text:s/>(chart.js, d3.js)</text:p>
                </table:table-cell>
                <table:table-cell table:style-name="TableCell137">
                  <text:p text:style-name="P138">5.0</text:p>
                </table:table-cell>
                <table:table-cell table:style-name="TableCell139">
                  <text:p text:style-name="P140">4.5</text:p>
                </table:table-cell>
              </table:table-row>
              <table:table-row table:style-name="TableRow141">
                <table:covered-table-cell>
                  <text:p text:style-name="P142"/>
                </table:covered-table-cell>
                <table:covered-table-cell>
                  <text:p text:style-name="P143"/>
                </table:covered-table-cell>
                <table:covered-table-cell>
                  <text:p text:style-name="P144"/>
                </table:covered-table-cell>
                <table:table-cell table:style-name="TableCell145">
                  <text:p text:style-name="P146">원생 현황<text:s/>(Elastic Search – kibana)</text:p>
                </table:table-cell>
                <table:table-cell table:style-name="TableCell147">
                  <text:p text:style-name="P148">5.0</text:p>
                </table:table-cell>
                <table:table-cell table:style-name="TableCell149">
                  <text:p text:style-name="P150">4.5</text:p>
                </table:table-cell>
              </table:table-row>
              <table:table-row table:style-name="TableRow151">
                <table:covered-table-cell>
                  <text:p text:style-name="P152"/>
                </table:covered-table-cell>
                <table:covered-table-cell>
                  <text:p text:style-name="P153"/>
                </table:covered-table-cell>
                <table:covered-table-cell>
                  <text:p text:style-name="P154"/>
                </table:covered-table-cell>
                <table:table-cell table:style-name="TableCell155">
                  <text:p text:style-name="P156">선생님 관리,<text:s/>원아 관리,<text:s/>원 관리</text:p>
                </table:table-cell>
                <table:table-cell table:style-name="TableCell157">
                  <text:p text:style-name="P158">4.5</text:p>
                </table:table-cell>
                <table:table-cell table:style-name="TableCell159">
                  <text:p text:style-name="P160">4.0</text:p>
                </table:table-cell>
              </table:table-row>
              <table:table-row table:style-name="TableRow161">
                <table:covered-table-cell>
                  <text:p text:style-name="P162"/>
                </table:covered-table-cell>
                <table:covered-table-cell>
                  <text:p text:style-name="P163"/>
                </table:covered-table-cell>
                <table:covered-table-cell>
                  <text:p text:style-name="P164"/>
                </table:covered-table-cell>
                <table:table-cell table:style-name="TableCell165">
                  <text:p text:style-name="P166">출결 관리</text:p>
                </table:table-cell>
                <table:table-cell table:style-name="TableCell167">
                  <text:p text:style-name="P168">4.0</text:p>
                </table:table-cell>
                <table:table-cell table:style-name="TableCell169">
                  <text:p text:style-name="P170">3.8</text:p>
                </table:table-cell>
              </table:table-row>
              <table:table-row table:style-name="TableRow171">
                <table:table-cell table:style-name="TableCell172" table:number-rows-spanned="7">
                  <text:p text:style-name="P173">FBS_002</text:p>
                </table:table-cell>
                <table:table-cell table:style-name="TableCell174" table:number-rows-spanned="7">
                  <text:p text:style-name="P175">커뮤니티</text:p>
                </table:table-cell>
                <table:table-cell table:style-name="TableCell176">
                  <text:p text:style-name="P177">채팅</text:p>
                </table:table-cell>
                <table:table-cell table:style-name="TableCell178">
                  <text:p text:style-name="P179">실시간<text:s/>1:1 채팅<text:s/>(WebSocket)</text:p>
                </table:table-cell>
                <table:table-cell table:style-name="TableCell180">
                  <text:p text:style-name="P181">4.5</text:p>
                </table:table-cell>
                <table:table-cell table:style-name="TableCell182">
                  <text:p text:style-name="P183">4.0</text:p>
                </table:table-cell>
              </table:table-row>
              <table:table-row table:style-name="TableRow184">
                <table:covered-table-cell>
                  <text:p text:style-name="P185"/>
                </table:covered-table-cell>
                <table:covered-table-cell>
                  <text:p text:style-name="P186"/>
                </table:covered-table-cell>
                <table:table-cell table:style-name="TableCell187" table:number-rows-spanned="6">
                  <text:p text:style-name="P188">게시판</text:p>
                </table:table-cell>
                <table:table-cell table:style-name="TableCell189">
                  <text:p text:style-name="P190">공지사항</text:p>
                </table:table-cell>
                <table:table-cell table:style-name="TableCell191">
                  <text:p text:style-name="P192">5.0</text:p>
                </table:table-cell>
                <table:table-cell table:style-name="TableCell193">
                  <text:p text:style-name="P194">5.0</text:p>
                </table:table-cell>
              </table:table-row>
              <table:table-row table:style-name="TableRow195">
                <table:covered-table-cell>
                  <text:p text:style-name="P196"/>
                </table:covered-table-cell>
                <table:covered-table-cell>
                  <text:p text:style-name="P197"/>
                </table:covered-table-cell>
                <table:covered-table-cell>
                  <text:p text:style-name="P198"/>
                </table:covered-table-cell>
                <table:table-cell table:style-name="TableCell199">
                  <text:p text:style-name="P200">앨범 갤러리</text:p>
                </table:table-cell>
                <table:table-cell table:style-name="TableCell201">
                  <text:p text:style-name="P202">4.5</text:p>
                </table:table-cell>
                <table:table-cell table:style-name="TableCell203">
                  <text:p text:style-name="P204">4.0</text:p>
                </table:table-cell>
              </table:table-row>
              <table:table-row table:style-name="TableRow205">
                <table:covered-table-cell>
                  <text:p text:style-name="P206"/>
                </table:covered-table-cell>
                <table:covered-table-cell>
                  <text:p text:style-name="P207"/>
                </table:covered-table-cell>
                <table:covered-table-cell>
                  <text:p text:style-name="P208"/>
                </table:covered-table-cell>
                <table:table-cell table:style-name="TableCell209">
                  <text:p text:style-name="P210">1:1 쪽지</text:p>
                </table:table-cell>
                <table:table-cell table:style-name="TableCell211">
                  <text:p text:style-name="P212">4.5</text:p>
                </table:table-cell>
                <table:table-cell table:style-name="TableCell213">
                  <text:p text:style-name="P214">4.0</text:p>
                </table:table-cell>
              </table:table-row>
              <table:table-row table:style-name="TableRow215">
                <table:covered-table-cell>
                  <text:p text:style-name="P216"/>
                </table:covered-table-cell>
                <table:covered-table-cell>
                  <text:p text:style-name="P217"/>
                </table:covered-table-cell>
                <table:covered-table-cell>
                  <text:p text:style-name="P218"/>
                </table:covered-table-cell>
                <table:table-cell table:style-name="TableCell219">
                  <text:p text:style-name="P220">수업자료<text:s/>(apache poi)</text:p>
                </table:table-cell>
                <table:table-cell table:style-name="TableCell221">
                  <text:p text:style-name="P222">5.0</text:p>
                </table:table-cell>
                <table:table-cell table:style-name="TableCell223">
                  <text:p text:style-name="P224">4.5</text:p>
                </table:table-cell>
              </table:table-row>
              <table:table-row table:style-name="TableRow225">
                <table:covered-table-cell>
                  <text:p text:style-name="P226"/>
                </table:covered-table-cell>
                <table:covered-table-cell>
                  <text:p text:style-name="P227"/>
                </table:covered-table-cell>
                <table:covered-table-cell>
                  <text:p text:style-name="P228"/>
                </table:covered-table-cell>
                <table:table-cell table:style-name="TableCell229">
                  <text:p text:style-name="P230">알림장 작성 및 전송</text:p>
                  <text:p text:style-name="P231">(Kakao API,<text:s/>Apache Jamse Server)</text:p>
                </table:table-cell>
                <table:table-cell table:style-name="TableCell232">
                  <text:p text:style-name="P233">4.5</text:p>
                </table:table-cell>
                <table:table-cell table:style-name="TableCell234">
                  <text:p text:style-name="P235">4.5</text:p>
                </table:table-cell>
              </table:table-row>
              <table:table-row table:style-name="TableRow236">
                <table:covered-table-cell>
                  <text:p text:style-name="P237"/>
                </table:covered-table-cell>
                <table:covered-table-cell>
                  <text:p text:style-name="P238"/>
                </table:covered-table-cell>
                <table:covered-table-cell>
                  <text:p text:style-name="P239"/>
                </table:covered-table-cell>
                <table:table-cell table:style-name="TableCell240">
                  <text:p text:style-name="P241">투약의뢰 및<text:s/>요청사항</text:p>
                  <text:p text:style-name="P242">(번역기능<text:s/>추가<text:s/>–<text:s/>Translation API)</text:p>
                </table:table-cell>
                <table:table-cell table:style-name="TableCell243">
                  <text:p text:style-name="P244">4.0</text:p>
                </table:table-cell>
                <table:table-cell table:style-name="TableCell245">
                  <text:p text:style-name="P246">4.0</text:p>
                </table:table-cell>
              </table:table-row>
              <text:soft-page-break/>
              <table:table-row table:style-name="TableRow247">
                <table:table-cell table:style-name="TableCell248" table:number-rows-spanned="8">
                  <text:p text:style-name="P249">FBS_003</text:p>
                </table:table-cell>
                <table:table-cell table:style-name="TableCell250" table:number-rows-spanned="8">
                  <text:p text:style-name="P251">단일기능</text:p>
                </table:table-cell>
                <table:table-cell table:style-name="TableCell252">
                  <text:p text:style-name="P253">캘린더</text:p>
                </table:table-cell>
                <table:table-cell table:style-name="TableCell254">
                  <text:p text:style-name="P255">식단표<text:s/>(FullCalendar<text:s/>API)</text:p>
                </table:table-cell>
                <table:table-cell table:style-name="TableCell256">
                  <text:p text:style-name="P257">5.0</text:p>
                </table:table-cell>
                <table:table-cell table:style-name="TableCell258">
                  <text:p text:style-name="P259">4.0</text:p>
                </table:table-cell>
              </table:table-row>
              <table:table-row table:style-name="TableRow260">
                <table:covered-table-cell>
                  <text:p text:style-name="P261"/>
                </table:covered-table-cell>
                <table:covered-table-cell>
                  <text:p text:style-name="P262"/>
                </table:covered-table-cell>
                <table:table-cell table:style-name="TableCell263">
                  <text:p text:style-name="P264">알람</text:p>
                </table:table-cell>
                <table:table-cell table:style-name="TableCell265">
                  <text:p text:style-name="P266">공지사항 열람 여부</text:p>
                </table:table-cell>
                <table:table-cell table:style-name="TableCell267">
                  <text:p text:style-name="P268">4.5</text:p>
                </table:table-cell>
                <table:table-cell table:style-name="TableCell269">
                  <text:p text:style-name="P270">4.5</text:p>
                </table:table-cell>
              </table:table-row>
              <table:table-row table:style-name="TableRow271">
                <table:covered-table-cell>
                  <text:p text:style-name="P272"/>
                </table:covered-table-cell>
                <table:covered-table-cell>
                  <text:p text:style-name="P273"/>
                </table:covered-table-cell>
                <table:table-cell table:style-name="TableCell274">
                  <text:p text:style-name="P275">결제</text:p>
                </table:table-cell>
                <table:table-cell table:style-name="TableCell276">
                  <text:p text:style-name="P277">등록비 결제 (Kakao API)</text:p>
                </table:table-cell>
                <table:table-cell table:style-name="TableCell278">
                  <text:p text:style-name="P279">4.0</text:p>
                </table:table-cell>
                <table:table-cell table:style-name="TableCell280">
                  <text:p text:style-name="P281">3.0</text:p>
                </table:table-cell>
              </table:table-row>
              <table:table-row table:style-name="TableRow282">
                <table:covered-table-cell>
                  <text:p text:style-name="P283"/>
                </table:covered-table-cell>
                <table:covered-table-cell>
                  <text:p text:style-name="P284"/>
                </table:covered-table-cell>
                <table:table-cell table:style-name="TableCell285">
                  <text:p text:style-name="P286">지도</text:p>
                </table:table-cell>
                <table:table-cell table:style-name="TableCell287">
                  <text:p text:style-name="P288">원아 위치 표시 (Kakao API)</text:p>
                </table:table-cell>
                <table:table-cell table:style-name="TableCell289">
                  <text:p text:style-name="P290">4.0</text:p>
                </table:table-cell>
                <table:table-cell table:style-name="TableCell291">
                  <text:p text:style-name="P292">4.0</text:p>
                </table:table-cell>
              </table:table-row>
              <table:table-row table:style-name="TableRow293">
                <table:covered-table-cell>
                  <text:p text:style-name="P294"/>
                </table:covered-table-cell>
                <table:covered-table-cell>
                  <text:p text:style-name="P295"/>
                </table:covered-table-cell>
                <table:table-cell table:style-name="TableCell296" table:number-rows-spanned="3">
                  <text:p text:style-name="P297">정보 확인</text:p>
                </table:table-cell>
                <table:table-cell table:style-name="TableCell298">
                  <text:p text:style-name="P299">날씨 확인 (openWeather API)</text:p>
                </table:table-cell>
                <table:table-cell table:style-name="TableCell300">
                  <text:p text:style-name="P301">5.0</text:p>
                </table:table-cell>
                <table:table-cell table:style-name="TableCell302">
                  <text:p text:style-name="P303">2.0</text:p>
                </table:table-cell>
              </table:table-row>
              <table:table-row table:style-name="TableRow304">
                <table:covered-table-cell>
                  <text:p text:style-name="P305"/>
                </table:covered-table-cell>
                <table:covered-table-cell>
                  <text:p text:style-name="P306"/>
                </table:covered-table-cell>
                <table:covered-table-cell>
                  <text:p text:style-name="P307"/>
                </table:covered-table-cell>
                <table:table-cell table:style-name="TableCell308">
                  <text:p text:style-name="P309">Chat bot (Kakao I)</text:p>
                </table:table-cell>
                <table:table-cell table:style-name="TableCell310">
                  <text:p text:style-name="P311">4.5</text:p>
                </table:table-cell>
                <table:table-cell table:style-name="TableCell312">
                  <text:p text:style-name="P313">4.5</text:p>
                </table:table-cell>
              </table:table-row>
              <table:table-row table:style-name="TableRow314">
                <table:covered-table-cell>
                  <text:p text:style-name="P315"/>
                </table:covered-table-cell>
                <table:covered-table-cell>
                  <text:p text:style-name="P316"/>
                </table:covered-table-cell>
                <table:covered-table-cell>
                  <text:p text:style-name="P317"/>
                </table:covered-table-cell>
                <table:table-cell table:style-name="TableCell318">
                  <text:p text:style-name="P319">원아 승하차 관리<text:s/>(Android)</text:p>
                </table:table-cell>
                <table:table-cell table:style-name="TableCell320">
                  <text:p text:style-name="P321">5.0</text:p>
                </table:table-cell>
                <table:table-cell table:style-name="TableCell322">
                  <text:p text:style-name="P323">5.0</text:p>
                </table:table-cell>
              </table:table-row>
              <table:table-row table:style-name="TableRow324">
                <table:covered-table-cell>
                  <text:p text:style-name="P325"/>
                </table:covered-table-cell>
                <table:covered-table-cell>
                  <text:p text:style-name="P326"/>
                </table:covered-table-cell>
                <table:table-cell table:style-name="TableCell327">
                  <text:p text:style-name="P328">메일</text:p>
                </table:table-cell>
                <table:table-cell table:style-name="TableCell329">
                  <text:p text:style-name="P330">단체 메일 전송<text:s/>(Java Mail API)</text:p>
                </table:table-cell>
                <table:table-cell table:style-name="TableCell331">
                  <text:p text:style-name="P332">4.5</text:p>
                </table:table-cell>
                <table:table-cell table:style-name="TableCell333">
                  <text:p text:style-name="P334">4.5</text:p>
                </table:table-cell>
              </table:table-row>
            </table:table>
            <text:p text:style-name="Standard"/>
          </table:table-cell>
          <table:table-cell table:style-name="TableCell335" table:number-columns-spanned="0">
            <text:p text:style-name="P336"><draw:frame draw:z-index="0" draw:id="id0" draw:style-name="a0" draw:name="Object 1" text:anchor-type="as-char" svg:x="0in" svg:y="0in" svg:width="1.05833in" svg:height="0.73333in" style:rel-width="scale" style:rel-height="scale"><draw:object-ole draw:class-id="F4754C9B-64F5-4B40-8AF4-679732AC0607" xlink:href="Object 1" xlink:type="simple" xlink:show="embed" xlink:actuate="onLoad"/><draw:image xlink:href="ObjectReplacements/Object 1" xlink:type="simple" xlink:show="embed" xlink:actuate="onLoad"/><svg:title/><svg:desc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맑은 고딕" svg:font-family="맑은 고딕" style:font-family-generic="modern" style:font-pitch="variable" svg:panose-1="2 11 5 3 2 0 0 2 0 4"/>
    <style:font-face style:name="바탕" svg:font-family="바탕" style:font-family-generic="roman" style:font-pitch="variable" svg:panose-1="2 3 6 0 0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굴림" svg:font-family="굴림" style:font-family-generic="modern" style:font-pitch="variable" svg:panose-1="2 11 6 0 0 1 1 1 1 1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system" style:font-pitch="variable" svg:panose-1="0 0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style:vertical-align="baseline" fo:margin-bottom="0.1111in" fo:line-height="106%" fo:background-color="transparent" style:tab-stop-distance="0.5555in"/>
      <style:text-properties style:font-name="맑은 고딕" style:font-name-asian="바탕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en" fo:country="US" style:language-asian="ko" style:country-asian="KR" style:language-complex="ar" style:country-complex="SA" style:text-combine="none" fo:hyphenate="true"/>
    </style:default-style>
    <style:style style:name="제목1" style:display-name="제목 1" style:family="paragraph" style:parent-style-name="Standard" style:next-style-name="Textbody" style:default-outline-level="1">
      <style:paragraph-properties fo:text-align="start" fo:margin-top="0.2083in" fo:margin-bottom="0.0416in" fo:line-height="100%" fo:margin-left="0.1972in">
        <style:tab-stops/>
      </style:paragraph-properties>
      <style:text-properties style:font-name="Arial" style:font-name-asian="굴림" style:font-name-complex="Times New Roman" fo:font-weight="bold" style:font-weight-asian="bold" fo:font-size="12pt" style:font-size-asian="12pt" style:font-size-complex="10pt" fo:hyphenate="false"/>
    </style:style>
    <style:style style:name="제목2" style:display-name="제목 2" style:family="paragraph" style:parent-style-name="Standard" style:next-style-name="Textbody" style:default-outline-level="2">
      <style:paragraph-properties fo:text-align="start" fo:margin-top="0.1666in" fo:margin-bottom="0.0416in" fo:line-height="100%" fo:margin-left="0.1972in">
        <style:tab-stops/>
      </style:paragraph-properties>
      <style:text-properties style:font-name="Arial" style:font-name-asian="굴림" style:font-name-complex="Times New Roman" fo:font-weight="bold" style:font-weight-asian="bold" fo:font-size="12pt" style:font-size-asian="12pt" style:font-size-complex="10pt" fo:hyphenate="false"/>
    </style:style>
    <style:style style:name="제목3" style:display-name="제목 3" style:family="paragraph" style:parent-style-name="Standard" style:next-style-name="Textbody" style:default-outline-level="3">
      <style:paragraph-properties fo:text-align="start" fo:margin-top="0.1666in" fo:margin-bottom="0.0416in" fo:line-height="100%" fo:margin-left="0.1972in">
        <style:tab-stops/>
      </style:paragraph-properties>
      <style:text-properties style:font-name="Arial" style:font-name-asian="굴림" style:font-name-complex="Times New Roman" fo:font-weight="bold" style:font-weight-asian="bold" fo:font-size="12pt" style:font-size-asian="12pt" style:font-size-complex="10pt" fo:hyphenate="false"/>
    </style:style>
    <style:style style:name="제목4" style:display-name="제목 4" style:family="paragraph" style:parent-style-name="Standard" style:next-style-name="Textbody" style:default-outline-level="4">
      <style:paragraph-properties fo:text-align="start" fo:margin-top="0.1111in" fo:line-height="100%" fo:margin-left="0.1972in">
        <style:tab-stops/>
      </style:paragraph-properties>
      <style:text-properties style:font-name="Arial" style:font-name-asian="굴림" style:font-name-complex="Times New Roman" fo:font-weight="bold" style:font-weight-asian="bold" fo:font-size="12pt" style:font-size-asian="12pt" style:font-size-complex="10pt" fo:hyphenate="false"/>
    </style:style>
    <style:style style:name="제목5" style:display-name="제목 5" style:family="paragraph" style:parent-style-name="Standard" style:next-style-name="Textbody" style:default-outline-level="5">
      <style:paragraph-properties fo:text-align="start" fo:margin-top="0.1111in" fo:line-height="100%" fo:margin-left="0.1972in">
        <style:tab-stops/>
      </style:paragraph-properties>
      <style:text-properties style:font-name="Arial" style:font-name-asian="굴림" style:font-name-complex="Times New Roman" fo:font-weight="bold" style:font-weight-asian="bold" fo:font-size="12pt" style:font-size-asian="12pt" style:font-size-complex="10pt" fo:hyphenate="false"/>
    </style:style>
    <style:style style:name="제목6" style:display-name="제목 6" style:family="paragraph" style:parent-style-name="Standard" style:next-style-name="Textbody" style:default-outline-level="6">
      <style:paragraph-properties fo:text-align="start" fo:margin-top="0.1111in" fo:line-height="100%" fo:margin-left="0.1972in">
        <style:tab-stops/>
      </style:paragraph-properties>
      <style:text-properties style:font-name="Arial" style:font-name-asian="굴림" style:font-name-complex="Times New Roman" fo:font-weight="bold" style:font-weight-asian="bold" fo:font-size="12pt" style:font-size-asian="12pt" style:font-size-complex="10pt" fo:hyphenate="false"/>
    </style:style>
    <style:style style:name="제목7" style:display-name="제목 7" style:family="paragraph" style:parent-style-name="Standard" style:next-style-name="Textbody" style:default-outline-level="7">
      <style:paragraph-properties fo:keep-with-next="always" fo:widows="2" fo:orphans="2" fo:text-align="start" fo:margin-top="0.0555in" fo:margin-bottom="0.0416in" fo:line-height="100%" fo:margin-left="0.1972in">
        <style:tab-stops/>
      </style:paragraph-properties>
      <style:text-properties style:font-name="Arial" style:font-name-asian="굴림" style:font-name-complex="Times New Roman" fo:font-weight="bold" style:font-weight-asian="bold" fo:font-size="12pt" style:font-size-asian="12pt" style:font-size-complex="10pt" fo:hyphenate="false"/>
    </style:style>
    <style:style style:name="제목8" style:display-name="제목 8" style:family="paragraph" style:parent-style-name="Standard" style:next-style-name="Textbody" style:default-outline-level="8">
      <style:paragraph-properties fo:text-align="start" fo:margin-top="0.1666in" fo:margin-bottom="0.0416in" style:line-height-at-least="0.1666in"/>
      <style:text-properties style:font-name="바탕" style:font-name-complex="Times New Roman" fo:font-style="italic" style:font-style-asian="italic" style:font-size-complex="10pt" fo:hyphenate="false"/>
    </style:style>
    <style:style style:name="제목9" style:display-name="제목 9" style:family="paragraph" style:parent-style-name="Standard" style:next-style-name="Textbody" style:default-outline-level="9">
      <style:paragraph-properties fo:text-align="start" fo:margin-top="0.1666in" fo:margin-bottom="0.0416in" style:line-height-at-least="0.1666in"/>
      <style:text-properties style:font-name="바탕" style:font-name-complex="Times New Roman" fo:font-weight="bold" style:font-weight-asian="bold" fo:font-style="italic" style:font-style-asian="italic" fo:font-size="9pt" style:font-size-asian="9pt" style:font-size-complex="10pt" fo:hyphenate="false"/>
    </style:style>
    <style:style style:name="표준" style:display-name="표준" style:family="paragraph">
      <style:paragraph-properties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125in"/>
      <style:text-properties fo:hyphenate="false"/>
    </style:style>
    <style:style style:name="목록" style:display-name="목록" style:family="paragraph" style:parent-style-name="Textbody">
      <style:text-properties style:font-name-complex="Mangal"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머리글" style:display-name="머리글" style:family="paragraph" style:parent-style-name="Standard">
      <style:paragraph-properties text:number-lines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바닥글" style:display-name="바닥글" style:family="paragraph" style:parent-style-name="Standard">
      <style:paragraph-properties text:number-lines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머리글Char" style:display-name="머리글 Char" style:family="text" style:parent-style-name="기본단락글꼴"/>
    <style:style style:name="바닥글Char" style:display-name="바닥글 Char" style:family="text" style:parent-style-name="기본단락글꼴"/>
    <style:style style:name="자리표시자텍스트" style:display-name="자리 표시자 텍스트" style:family="text" style:parent-style-name="기본단락글꼴">
      <style:text-properties fo:color="#808080"/>
    </style:style>
    <style:style style:name="제목1Char" style:display-name="제목 1 Char" style:family="text" style:parent-style-name="기본단락글꼴">
      <style:text-properties style:font-name="Arial" style:font-name-asian="굴림" style:font-name-complex="Times New Roman" fo:font-weight="bold" style:font-weight-asian="bold" fo:font-size="12pt" style:font-size-asian="12pt" style:font-size-complex="10pt"/>
    </style:style>
    <style:style style:name="제목2Char" style:display-name="제목 2 Char" style:family="text" style:parent-style-name="기본단락글꼴">
      <style:text-properties style:font-name="Arial" style:font-name-asian="굴림" style:font-name-complex="Times New Roman" fo:font-weight="bold" style:font-weight-asian="bold" fo:font-size="12pt" style:font-size-asian="12pt" style:font-size-complex="10pt"/>
    </style:style>
    <style:style style:name="제목3Char" style:display-name="제목 3 Char" style:family="text" style:parent-style-name="기본단락글꼴">
      <style:text-properties style:font-name="Arial" style:font-name-asian="굴림" style:font-name-complex="Times New Roman" fo:font-weight="bold" style:font-weight-asian="bold" fo:font-size="12pt" style:font-size-asian="12pt" style:font-size-complex="10pt"/>
    </style:style>
    <style:style style:name="제목4Char" style:display-name="제목 4 Char" style:family="text" style:parent-style-name="기본단락글꼴">
      <style:text-properties style:font-name="Arial" style:font-name-asian="굴림" style:font-name-complex="Times New Roman" fo:font-weight="bold" style:font-weight-asian="bold" fo:font-size="12pt" style:font-size-asian="12pt" style:font-size-complex="10pt"/>
    </style:style>
    <style:style style:name="제목5Char" style:display-name="제목 5 Char" style:family="text" style:parent-style-name="기본단락글꼴">
      <style:text-properties style:font-name="Arial" style:font-name-asian="굴림" style:font-name-complex="Times New Roman" fo:font-weight="bold" style:font-weight-asian="bold" fo:font-size="12pt" style:font-size-asian="12pt" style:font-size-complex="10pt"/>
    </style:style>
    <style:style style:name="제목6Char" style:display-name="제목 6 Char" style:family="text" style:parent-style-name="기본단락글꼴">
      <style:text-properties style:font-name="Arial" style:font-name-asian="굴림" style:font-name-complex="Times New Roman" fo:font-weight="bold" style:font-weight-asian="bold" fo:font-size="12pt" style:font-size-asian="12pt" style:font-size-complex="10pt"/>
    </style:style>
    <style:style style:name="제목7Char" style:display-name="제목 7 Char" style:family="text" style:parent-style-name="기본단락글꼴">
      <style:text-properties style:font-name="Arial" style:font-name-asian="굴림" style:font-name-complex="Times New Roman" fo:font-weight="bold" style:font-weight-asian="bold" style:letter-kerning="true" fo:font-size="12pt" style:font-size-asian="12pt" style:font-size-complex="10pt"/>
    </style:style>
    <style:style style:name="제목8Char" style:display-name="제목 8 Char" style:family="text" style:parent-style-name="기본단락글꼴">
      <style:text-properties style:font-name="바탕" style:font-name-asian="바탕" style:font-name-complex="Times New Roman" fo:font-style="italic" style:font-style-asian="italic" style:letter-kerning="true" style:font-size-complex="10pt"/>
    </style:style>
    <style:style style:name="제목9Char" style:display-name="제목 9 Char" style:family="text" style:parent-style-name="기본단락글꼴">
      <style:text-properties style:font-name="바탕" style:font-name-asian="바탕" style:font-name-complex="Times New Roman" fo:font-weight="bold" style:font-weight-asian="bold" fo:font-style="italic" style:font-style-asian="italic" style:letter-kerning="true" fo:font-size="9pt" style:font-size-asian="9pt" style:font-size-complex="10pt"/>
    </style:style>
    <style:style style:name="본문Char" style:display-name="본문 Char" style:family="text" style:parent-style-name="기본단락글꼴"/>
    <text:list-style style:name="Outline" style:display-name="Outline">
      <text:list-level-style-number text:level="1" style:num-suffix="." style:num-format="1">
        <style:list-level-properties text:space-before="-0.1027in" text:min-label-width="0.3in" text:list-level-position-and-space-mode="label-alignment">
          <style:list-level-label-alignment text:label-followed-by="listtab" fo:margin-left="0.1972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-0.2027in" text:min-label-width="0.4in" text:list-level-position-and-space-mode="label-alignment">
          <style:list-level-label-alignment text:label-followed-by="listtab" fo:margin-left="0.1972in" fo:text-indent="-0.4in"/>
        </style:list-level-properties>
      </text:list-level-style-number>
      <text:list-level-style-number text:level="3" style:num-suffix="." style:num-format="1" text:display-levels="3">
        <style:list-level-properties text:space-before="-0.3027in" text:min-label-width="0.5in" text:list-level-position-and-space-mode="label-alignment">
          <style:list-level-label-alignment text:label-followed-by="listtab" fo:margin-left="0.1972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-0.4027in" text:min-label-width="0.6in" text:list-level-position-and-space-mode="label-alignment">
          <style:list-level-label-alignment text:label-followed-by="listtab" fo:margin-left="0.1972in" fo:text-indent="-0.6in"/>
        </style:list-level-properties>
      </text:list-level-style-number>
      <text:list-level-style-number text:level="5" style:num-suffix="." style:num-format="1" text:display-levels="5">
        <style:list-level-properties text:space-before="-0.5027in" text:min-label-width="0.7in" text:list-level-position-and-space-mode="label-alignment">
          <style:list-level-label-alignment text:label-followed-by="listtab" fo:margin-left="0.1972in" fo:text-indent="-0.7in"/>
        </style:list-level-properties>
      </text:list-level-style-number>
      <text:list-level-style-number text:level="6" style:num-suffix="." style:num-format="1" text:display-levels="6">
        <style:list-level-properties text:space-before="-0.6027in" text:min-label-width="0.8in" text:list-level-position-and-space-mode="label-alignment">
          <style:list-level-label-alignment text:label-followed-by="listtab" fo:margin-left="0.1972in" fo:text-indent="-0.8in"/>
        </style:list-level-properties>
      </text:list-level-style-number>
      <text:list-level-style-number text:level="7" style:num-suffix="." style:num-format="1" text:display-levels="7">
        <style:list-level-properties text:space-before="-0.7027in" text:min-label-width="0.9in" text:list-level-position-and-space-mode="label-alignment">
          <style:list-level-label-alignment text:label-followed-by="listtab" fo:margin-left="0.1972in" fo:text-indent="-0.9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-0.0527in" text:min-label-width="0.25in" text:list-level-position-and-space-mode="label-alignment">
          <style:list-level-label-alignment text:label-followed-by="listtab" fo:margin-left="0.1972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-0.0527in" text:min-label-width="0.25in" text:list-level-position-and-space-mode="label-alignment">
          <style:list-level-label-alignment text:label-followed-by="listtab" fo:margin-left="0.1972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-0.0527in" text:min-label-width="0.25in" text:list-level-position-and-space-mode="label-alignment">
          <style:list-level-label-alignment text:label-followed-by="listtab" fo:margin-left="0.1972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-0.0527in" text:min-label-width="0.25in" text:list-level-position-and-space-mode="label-alignment">
          <style:list-level-label-alignment text:label-followed-by="listtab" fo:margin-left="0.197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-0.0527in" text:min-label-width="0.25in" text:list-level-position-and-space-mode="label-alignment">
          <style:list-level-label-alignment text:label-followed-by="listtab" fo:margin-left="0.1972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-0.0527in" text:min-label-width="0.25in" text:list-level-position-and-space-mode="label-alignment">
          <style:list-level-label-alignment text:label-followed-by="listtab" fo:margin-left="0.1972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-0.0527in" text:min-label-width="0.25in" text:list-level-position-and-space-mode="label-alignment">
          <style:list-level-label-alignment text:label-followed-by="listtab" fo:margin-left="0.197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902in"/>
      </style:header-style>
      <style:footer-style>
        <style:header-footer-properties style:dynamic-spacing="true" fo:min-height="0.5in"/>
      </style:footer-style>
    </style:page-layout>
    <style:style style:name="P6" style:parent-style-name="머리글" style:family="paragraph">
      <style:paragraph-properties fo:text-align="center"/>
      <style:text-properties fo:font-size="18pt" style:font-size-asian="18pt" style:font-size-complex="20pt"/>
    </style:style>
  </office:automatic-styles>
  <office:master-styles>
    <style:master-page style:name="MP0" style:page-layout-name="PL0">
      <style:header>
        <text:p text:style-name="P6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동헌 이</meta:initial-creator>
    <dc:creator>gksgu</dc:creator>
    <meta:creation-date>2018-11-04T10:42:00Z</meta:creation-date>
    <dc:date>2020-04-27T12:19:00Z</dc:date>
    <meta:template xlink:href="Normal" xlink:type="simple"/>
    <meta:editing-cycles>88</meta:editing-cycles>
    <meta:editing-duration>PT1596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150" meta:character-count="1008" meta:row-count="7" meta:non-whitespace-character-count="860"/>
  </office:meta>
</office:document-meta>
</file>